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Feuille1" table:style-name="ta1">
        <table:shapes>
          <draw:frame draw:z-index="0" draw:style-name="gr1" draw:text-style-name="P1" svg:width="27.065cm" svg:height="9.004cm" svg:x="15.442cm" svg:y="0.212cm">
            <draw:object draw:notify-on-update-of-ranges="Feuille1.C1:Feuille1.C42 Feuille1.D1:Feuille1.D4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1">
          <table:table-cell table:formula="of:=10^(([.B1]-30)/10)" office:value-type="float" office:value="1.58489319246111" calcext:value-type="float">
            <text:p>1,5848931925</text:p>
          </table:table-cell>
          <table:table-cell table:formula="of:=[.C1]+60" office:value-type="float" office:value="32" calcext:value-type="float">
            <text:p>32</text:p>
          </table:table-cell>
          <table:table-cell table:formula="of:=-28" office:value-type="float" office:value="-28" calcext:value-type="float">
            <text:p>-2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10^(([.B2]-30)/10)" office:value-type="float" office:value="1.99526231496888" calcext:value-type="float">
            <text:p>1,995262315</text:p>
          </table:table-cell>
          <table:table-cell table:formula="of:=[.C2]+60" office:value-type="float" office:value="33" calcext:value-type="float">
            <text:p>33</text:p>
          </table:table-cell>
          <table:table-cell table:formula="of:=[.C1]+1" office:value-type="float" office:value="-27" calcext:value-type="float">
            <text:p>-27</text:p>
          </table:table-cell>
          <table:table-cell office:value-type="float" office:value="1.2" calcext:value-type="float">
            <text:p>1,2</text:p>
          </table:table-cell>
          <table:table-cell table:formula="of:=[.E1]+1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formula="of:=10^(([.B3]-30)/10)" office:value-type="float" office:value="2.51188643150958" calcext:value-type="float">
            <text:p>2,5118864315</text:p>
          </table:table-cell>
          <table:table-cell table:formula="of:=[.C3]+60" office:value-type="float" office:value="34" calcext:value-type="float">
            <text:p>34</text:p>
          </table:table-cell>
          <table:table-cell table:formula="of:=[.C2]+1" office:value-type="float" office:value="-26" calcext:value-type="float">
            <text:p>-26</text:p>
          </table:table-cell>
          <table:table-cell office:value-type="float" office:value="1.4" calcext:value-type="float">
            <text:p>1,4</text:p>
          </table:table-cell>
          <table:table-cell table:formula="of:=[.E2]+1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formula="of:=10^(([.B4]-30)/10)" office:value-type="float" office:value="3.16227766016838" calcext:value-type="float">
            <text:p>3,1622776602</text:p>
          </table:table-cell>
          <table:table-cell table:formula="of:=[.C4]+60" office:value-type="float" office:value="35" calcext:value-type="float">
            <text:p>35</text:p>
          </table:table-cell>
          <table:table-cell table:formula="of:=[.C3]+1" office:value-type="float" office:value="-25" calcext:value-type="float">
            <text:p>-25</text:p>
          </table:table-cell>
          <table:table-cell office:value-type="float" office:value="1.6" calcext:value-type="float">
            <text:p>1,6</text:p>
          </table:table-cell>
          <table:table-cell table:formula="of:=[.E3]+1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formula="of:=10^(([.B5]-30)/10)" office:value-type="float" office:value="3.98107170553497" calcext:value-type="float">
            <text:p>3,9810717055</text:p>
          </table:table-cell>
          <table:table-cell table:formula="of:=[.C5]+60" office:value-type="float" office:value="36" calcext:value-type="float">
            <text:p>36</text:p>
          </table:table-cell>
          <table:table-cell table:formula="of:=[.C4]+1" office:value-type="float" office:value="-24" calcext:value-type="float">
            <text:p>-24</text:p>
          </table:table-cell>
          <table:table-cell office:value-type="float" office:value="1.9" calcext:value-type="float">
            <text:p>1,9</text:p>
          </table:table-cell>
          <table:table-cell table:formula="of:=[.E4]+1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formula="of:=10^(([.B6]-30)/10)" office:value-type="float" office:value="5.01187233627272" calcext:value-type="float">
            <text:p>5,0118723363</text:p>
          </table:table-cell>
          <table:table-cell table:formula="of:=[.C6]+60" office:value-type="float" office:value="37" calcext:value-type="float">
            <text:p>37</text:p>
          </table:table-cell>
          <table:table-cell table:formula="of:=[.C5]+1" office:value-type="float" office:value="-23" calcext:value-type="float">
            <text:p>-23</text:p>
          </table:table-cell>
          <table:table-cell office:value-type="float" office:value="2.3" calcext:value-type="float">
            <text:p>2,3</text:p>
          </table:table-cell>
          <table:table-cell table:formula="of:=[.E5]+1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formula="of:=10^(([.B7]-30)/10)" office:value-type="float" office:value="6.30957344480193" calcext:value-type="float">
            <text:p>6,3095734448</text:p>
          </table:table-cell>
          <table:table-cell table:formula="of:=[.C7]+60" office:value-type="float" office:value="38" calcext:value-type="float">
            <text:p>38</text:p>
          </table:table-cell>
          <table:table-cell table:formula="of:=[.C6]+1" office:value-type="float" office:value="-22" calcext:value-type="float">
            <text:p>-22</text:p>
          </table:table-cell>
          <table:table-cell office:value-type="float" office:value="2.8" calcext:value-type="float">
            <text:p>2,8</text:p>
          </table:table-cell>
          <table:table-cell table:formula="of:=[.E6]+1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formula="of:=10^(([.B8]-30)/10)" office:value-type="float" office:value="7.94328234724282" calcext:value-type="float">
            <text:p>7,9432823472</text:p>
          </table:table-cell>
          <table:table-cell table:formula="of:=[.C8]+60" office:value-type="float" office:value="39" calcext:value-type="float">
            <text:p>39</text:p>
          </table:table-cell>
          <table:table-cell table:formula="of:=[.C7]+1" office:value-type="float" office:value="-21" calcext:value-type="float">
            <text:p>-21</text:p>
          </table:table-cell>
          <table:table-cell office:value-type="float" office:value="3.6" calcext:value-type="float">
            <text:p>3,6</text:p>
          </table:table-cell>
          <table:table-cell table:formula="of:=[.E7]+1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formula="of:=10^(([.B9]-30)/10)" office:value-type="float" office:value="10" calcext:value-type="float">
            <text:p>10</text:p>
          </table:table-cell>
          <table:table-cell table:formula="of:=[.C9]+60" office:value-type="float" office:value="40" calcext:value-type="float">
            <text:p>40</text:p>
          </table:table-cell>
          <table:table-cell table:formula="of:=[.C8]+1" office:value-type="float" office:value="-20" calcext:value-type="float">
            <text:p>-20</text:p>
          </table:table-cell>
          <table:table-cell office:value-type="float" office:value="4.4" calcext:value-type="float">
            <text:p>4,4</text:p>
          </table:table-cell>
          <table:table-cell table:formula="of:=[.E8]+1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table:formula="of:=10^(([.B10]-30)/10)" office:value-type="float" office:value="12.5892541179417" calcext:value-type="float">
            <text:p>12,5892541179</text:p>
          </table:table-cell>
          <table:table-cell table:formula="of:=[.C10]+60" office:value-type="float" office:value="41" calcext:value-type="float">
            <text:p>41</text:p>
          </table:table-cell>
          <table:table-cell table:formula="of:=[.C9]+1" office:value-type="float" office:value="-19" calcext:value-type="float">
            <text:p>-19</text:p>
          </table:table-cell>
          <table:table-cell office:value-type="float" office:value="5.8" calcext:value-type="float">
            <text:p>5,8</text:p>
          </table:table-cell>
          <table:table-cell table:formula="of:=[.E9]+1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formula="of:=10^(([.B11]-30)/10)" office:value-type="float" office:value="15.8489319246111" calcext:value-type="float">
            <text:p>15,8489319246</text:p>
          </table:table-cell>
          <table:table-cell table:formula="of:=[.C11]+60" office:value-type="float" office:value="42" calcext:value-type="float">
            <text:p>42</text:p>
          </table:table-cell>
          <table:table-cell table:formula="of:=[.C10]+1" office:value-type="float" office:value="-18" calcext:value-type="float">
            <text:p>-18</text:p>
          </table:table-cell>
          <table:table-cell office:value-type="float" office:value="7.4" calcext:value-type="float">
            <text:p>7,4</text:p>
          </table:table-cell>
          <table:table-cell table:formula="of:=[.E10]+1"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table:formula="of:=10^(([.B12]-30)/10)" office:value-type="float" office:value="19.9526231496888" calcext:value-type="float">
            <text:p>19,9526231497</text:p>
          </table:table-cell>
          <table:table-cell table:formula="of:=[.C12]+60" office:value-type="float" office:value="43" calcext:value-type="float">
            <text:p>43</text:p>
          </table:table-cell>
          <table:table-cell table:formula="of:=[.C11]+1" office:value-type="float" office:value="-17" calcext:value-type="float">
            <text:p>-17</text:p>
          </table:table-cell>
          <table:table-cell office:value-type="float" office:value="9.9" calcext:value-type="float">
            <text:p>9,9</text:p>
          </table:table-cell>
          <table:table-cell table:formula="of:=[.E11]+1"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table:formula="of:=10^(([.B13]-30)/10)" office:value-type="float" office:value="25.1188643150958" calcext:value-type="float">
            <text:p>25,1188643151</text:p>
          </table:table-cell>
          <table:table-cell table:formula="of:=[.C13]+60" office:value-type="float" office:value="44" calcext:value-type="float">
            <text:p>44</text:p>
          </table:table-cell>
          <table:table-cell table:formula="of:=[.C12]+1" office:value-type="float" office:value="-16" calcext:value-type="float">
            <text:p>-16</text:p>
          </table:table-cell>
          <table:table-cell office:value-type="float" office:value="12.7" calcext:value-type="float">
            <text:p>12,7</text:p>
          </table:table-cell>
          <table:table-cell table:formula="of:=[.E12]+1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table:formula="of:=10^(([.B14]-30)/10)" office:value-type="float" office:value="31.6227766016838" calcext:value-type="float">
            <text:p>31,6227766017</text:p>
          </table:table-cell>
          <table:table-cell table:formula="of:=[.C14]+60" office:value-type="float" office:value="45" calcext:value-type="float">
            <text:p>45</text:p>
          </table:table-cell>
          <table:table-cell table:formula="of:=[.C13]+1" office:value-type="float" office:value="-15" calcext:value-type="float">
            <text:p>-15</text:p>
          </table:table-cell>
          <table:table-cell office:value-type="float" office:value="17" calcext:value-type="float">
            <text:p>17</text:p>
          </table:table-cell>
          <table:table-cell table:formula="of:=[.E13]+1"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table:formula="of:=10^(([.B15]-30)/10)" office:value-type="float" office:value="39.8107170553497" calcext:value-type="float">
            <text:p>39,8107170553</text:p>
          </table:table-cell>
          <table:table-cell table:formula="of:=[.C15]+60" office:value-type="float" office:value="46" calcext:value-type="float">
            <text:p>46</text:p>
          </table:table-cell>
          <table:table-cell table:formula="of:=[.C14]+1" office:value-type="float" office:value="-14" calcext:value-type="float">
            <text:p>-14</text:p>
          </table:table-cell>
          <table:table-cell office:value-type="float" office:value="22" calcext:value-type="float">
            <text:p>22</text:p>
          </table:table-cell>
          <table:table-cell table:formula="of:=[.E14]+1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table:formula="of:=10^(([.B16]-30)/10)" office:value-type="float" office:value="50.1187233627272" calcext:value-type="float">
            <text:p>50,1187233627</text:p>
          </table:table-cell>
          <table:table-cell table:formula="of:=[.C16]+60" office:value-type="float" office:value="47" calcext:value-type="float">
            <text:p>47</text:p>
          </table:table-cell>
          <table:table-cell table:formula="of:=[.C15]+1" office:value-type="float" office:value="-13" calcext:value-type="float">
            <text:p>-13</text:p>
          </table:table-cell>
          <table:table-cell office:value-type="float" office:value="29.9" calcext:value-type="float">
            <text:p>29,9</text:p>
          </table:table-cell>
          <table:table-cell table:formula="of:=[.E15]+1"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table:formula="of:=10^(([.B17]-30)/10)" office:value-type="float" office:value="63.0957344480193" calcext:value-type="float">
            <text:p>63,095734448</text:p>
          </table:table-cell>
          <table:table-cell table:formula="of:=[.C17]+60" office:value-type="float" office:value="48" calcext:value-type="float">
            <text:p>48</text:p>
          </table:table-cell>
          <table:table-cell table:formula="of:=[.C16]+1" office:value-type="float" office:value="-12" calcext:value-type="float">
            <text:p>-12</text:p>
          </table:table-cell>
          <table:table-cell office:value-type="float" office:value="39.1" calcext:value-type="float">
            <text:p>39,1</text:p>
          </table:table-cell>
          <table:table-cell table:formula="of:=[.E16]+1"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table:formula="of:=10^(([.B18]-30)/10)" office:value-type="float" office:value="79.4328234724281" calcext:value-type="float">
            <text:p>79,4328234724</text:p>
          </table:table-cell>
          <table:table-cell table:formula="of:=[.C18]+60" office:value-type="float" office:value="49" calcext:value-type="float">
            <text:p>49</text:p>
          </table:table-cell>
          <table:table-cell table:formula="of:=[.C17]+1" office:value-type="float" office:value="-11" calcext:value-type="float">
            <text:p>-11</text:p>
          </table:table-cell>
          <table:table-cell office:value-type="float" office:value="51.4" calcext:value-type="float">
            <text:p>51,4</text:p>
          </table:table-cell>
          <table:table-cell table:formula="of:=[.E17]+1"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table:formula="of:=10^(([.B19]-30)/10)" office:value-type="float" office:value="100" calcext:value-type="float">
            <text:p>100</text:p>
          </table:table-cell>
          <table:table-cell table:formula="of:=[.C19]+60" office:value-type="float" office:value="50" calcext:value-type="float">
            <text:p>50</text:p>
          </table:table-cell>
          <table:table-cell table:formula="of:=[.C18]+1" office:value-type="float" office:value="-10" calcext:value-type="float">
            <text:p>-10</text:p>
          </table:table-cell>
          <table:table-cell office:value-type="float" office:value="65.8" calcext:value-type="float">
            <text:p>65,8</text:p>
          </table:table-cell>
          <table:table-cell table:formula="of:=[.E18]+1"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table:formula="of:=10^(([.B20]-30)/10)" office:value-type="float" office:value="125.892541179417" calcext:value-type="float">
            <text:p>125,8925411794</text:p>
          </table:table-cell>
          <table:table-cell table:formula="of:=[.C20]+60" office:value-type="float" office:value="51" calcext:value-type="float">
            <text:p>51</text:p>
          </table:table-cell>
          <table:table-cell table:formula="of:=[.C19]+1" office:value-type="float" office:value="-9" calcext:value-type="float">
            <text:p>-9</text:p>
          </table:table-cell>
          <table:table-cell office:value-type="float" office:value="84.5" calcext:value-type="float">
            <text:p>84,5</text:p>
          </table:table-cell>
          <table:table-cell table:formula="of:=[.E19]+1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table:formula="of:=10^(([.B21]-30)/10)" office:value-type="float" office:value="158.489319246111" calcext:value-type="float">
            <text:p>158,4893192461</text:p>
          </table:table-cell>
          <table:table-cell table:formula="of:=[.C21]+60" office:value-type="float" office:value="52" calcext:value-type="float">
            <text:p>52</text:p>
          </table:table-cell>
          <table:table-cell table:formula="of:=[.C20]+1" office:value-type="float" office:value="-8" calcext:value-type="float">
            <text:p>-8</text:p>
          </table:table-cell>
          <table:table-cell office:value-type="float" office:value="105.4" calcext:value-type="float">
            <text:p>105,4</text:p>
          </table:table-cell>
          <table:table-cell table:formula="of:=[.E20]+1"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table:formula="of:=10^(([.B22]-30)/10)" office:value-type="float" office:value="199.526231496888" calcext:value-type="float">
            <text:p>199,5262314969</text:p>
          </table:table-cell>
          <table:table-cell table:formula="of:=[.C22]+60" office:value-type="float" office:value="53" calcext:value-type="float">
            <text:p>53</text:p>
          </table:table-cell>
          <table:table-cell table:formula="of:=[.C21]+1" office:value-type="float" office:value="-7" calcext:value-type="float">
            <text:p>-7</text:p>
          </table:table-cell>
          <table:table-cell office:value-type="float" office:value="131.4" calcext:value-type="float">
            <text:p>131,4</text:p>
          </table:table-cell>
          <table:table-cell table:formula="of:=[.E21]+1"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table:formula="of:=10^(([.B23]-30)/10)" office:value-type="float" office:value="251.188643150958" calcext:value-type="float">
            <text:p>251,188643151</text:p>
          </table:table-cell>
          <table:table-cell table:formula="of:=[.C23]+60" office:value-type="float" office:value="54" calcext:value-type="float">
            <text:p>54</text:p>
          </table:table-cell>
          <table:table-cell table:formula="of:=[.C22]+1" office:value-type="float" office:value="-6" calcext:value-type="float">
            <text:p>-6</text:p>
          </table:table-cell>
          <table:table-cell office:value-type="float" office:value="158.4" calcext:value-type="float">
            <text:p>158,4</text:p>
          </table:table-cell>
          <table:table-cell table:formula="of:=[.E22]+1"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table:formula="of:=10^(([.B24]-30)/10)" office:value-type="float" office:value="316.227766016838" calcext:value-type="float">
            <text:p>316,2277660168</text:p>
          </table:table-cell>
          <table:table-cell table:formula="of:=[.C24]+60" office:value-type="float" office:value="55" calcext:value-type="float">
            <text:p>55</text:p>
          </table:table-cell>
          <table:table-cell table:formula="of:=[.C23]+1" office:value-type="float" office:value="-5" calcext:value-type="float">
            <text:p>-5</text:p>
          </table:table-cell>
          <table:table-cell office:value-type="float" office:value="192.6" calcext:value-type="float">
            <text:p>192,6</text:p>
          </table:table-cell>
          <table:table-cell table:formula="of:=[.E23]+1"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table:formula="of:=10^(([.B25]-30)/10)" office:value-type="float" office:value="398.107170553497" calcext:value-type="float">
            <text:p>398,1071705535</text:p>
          </table:table-cell>
          <table:table-cell table:formula="of:=[.C25]+60" office:value-type="float" office:value="56" calcext:value-type="float">
            <text:p>56</text:p>
          </table:table-cell>
          <table:table-cell table:formula="of:=[.C24]+1" office:value-type="float" office:value="-4" calcext:value-type="float">
            <text:p>-4</text:p>
          </table:table-cell>
          <table:table-cell office:value-type="float" office:value="229.9" calcext:value-type="float">
            <text:p>229,9</text:p>
          </table:table-cell>
          <table:table-cell table:formula="of:=[.E24]+1" office:value-type="float" office:value="25" calcext:value-type="float">
            <text:p>25</text:p>
          </table:table-cell>
          <table:table-cell table:number-columns-repeated="2"/>
          <table:table-cell table:formula="of:=10*LOG(1/0.001)" office:value-type="float" office:value="30" calcext:value-type="float">
            <text:p>30</text:p>
          </table:table-cell>
        </table:table-row>
        <table:table-row table:style-name="ro1">
          <table:table-cell table:formula="of:=10^(([.B26]-30)/10)" office:value-type="float" office:value="501.187233627272" calcext:value-type="float">
            <text:p>501,1872336273</text:p>
          </table:table-cell>
          <table:table-cell table:formula="of:=[.C26]+60" office:value-type="float" office:value="57" calcext:value-type="float">
            <text:p>57</text:p>
          </table:table-cell>
          <table:table-cell table:formula="of:=[.C25]+1" office:value-type="float" office:value="-3" calcext:value-type="float">
            <text:p>-3</text:p>
          </table:table-cell>
          <table:table-cell office:value-type="float" office:value="257.3" calcext:value-type="float">
            <text:p>257,3</text:p>
          </table:table-cell>
          <table:table-cell table:formula="of:=[.E25]+1"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 table:formula="of:=10^(([.B27]-30)/10)" office:value-type="float" office:value="630.957344480193" calcext:value-type="float">
            <text:p>630,9573444802</text:p>
          </table:table-cell>
          <table:table-cell table:formula="of:=[.C27]+60" office:value-type="float" office:value="58" calcext:value-type="float">
            <text:p>58</text:p>
          </table:table-cell>
          <table:table-cell table:formula="of:=[.C26]+1" office:value-type="float" office:value="-2" calcext:value-type="float">
            <text:p>-2</text:p>
          </table:table-cell>
          <table:table-cell office:value-type="float" office:value="324.7" calcext:value-type="float">
            <text:p>324,7</text:p>
          </table:table-cell>
          <table:table-cell table:formula="of:=[.E26]+1"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table:formula="of:=10^(([.B28]-30)/10)" office:value-type="float" office:value="794.328234724281" calcext:value-type="float">
            <text:p>794,3282347243</text:p>
          </table:table-cell>
          <table:table-cell table:formula="of:=[.C28]+60" office:value-type="float" office:value="59" calcext:value-type="float">
            <text:p>59</text:p>
          </table:table-cell>
          <table:table-cell table:formula="of:=[.C27]+1" office:value-type="float" office:value="-1" calcext:value-type="float">
            <text:p>-1</text:p>
          </table:table-cell>
          <table:table-cell office:value-type="float" office:value="383.9" calcext:value-type="float">
            <text:p>383,9</text:p>
          </table:table-cell>
          <table:table-cell table:formula="of:=[.E27]+1"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 table:formula="of:=10^(([.B29]-30)/10)" office:value-type="float" office:value="1000" calcext:value-type="float">
            <text:p>1000</text:p>
          </table:table-cell>
          <table:table-cell table:formula="of:=[.C29]+60" office:value-type="float" office:value="60" calcext:value-type="float">
            <text:p>60</text:p>
          </table:table-cell>
          <table:table-cell table:formula="of:=[.C28]+1" office:value-type="float" office:value="0" calcext:value-type="float">
            <text:p>0</text:p>
          </table:table-cell>
          <table:table-cell office:value-type="float" office:value="448" calcext:value-type="float">
            <text:p>448</text:p>
          </table:table-cell>
          <table:table-cell table:formula="of:=[.E28]+1"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table:formula="of:=10^(([.B30]-30)/10)" office:value-type="float" office:value="1258.92541179417" calcext:value-type="float">
            <text:p>1258,9254117942</text:p>
          </table:table-cell>
          <table:table-cell table:formula="of:=[.C30]+60" office:value-type="float" office:value="61" calcext:value-type="float">
            <text:p>61</text:p>
          </table:table-cell>
          <table:table-cell table:formula="of:=[.C29]+1" office:value-type="float" office:value="1" calcext:value-type="float">
            <text:p>1</text:p>
          </table:table-cell>
          <table:table-cell office:value-type="float" office:value="522.5" calcext:value-type="float">
            <text:p>522,5</text:p>
          </table:table-cell>
          <table:table-cell table:formula="of:=[.E29]+1"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table:formula="of:=10^(([.B31]-30)/10)" office:value-type="float" office:value="1584.89319246111" calcext:value-type="float">
            <text:p>1584,8931924611</text:p>
          </table:table-cell>
          <table:table-cell table:formula="of:=[.C31]+60" office:value-type="float" office:value="62" calcext:value-type="float">
            <text:p>62</text:p>
          </table:table-cell>
          <table:table-cell table:formula="of:=[.C30]+1" office:value-type="float" office:value="2" calcext:value-type="float">
            <text:p>2</text:p>
          </table:table-cell>
          <table:table-cell office:value-type="float" office:value="607" calcext:value-type="float">
            <text:p>607</text:p>
          </table:table-cell>
          <table:table-cell table:formula="of:=[.E30]+1" office:value-type="float" office:value="31" calcext:value-type="float">
            <text:p>31</text:p>
          </table:table-cell>
          <table:table-cell table:number-columns-repeated="3"/>
        </table:table-row>
        <table:table-row table:style-name="ro1">
          <table:table-cell table:formula="of:=10^(([.B32]-30)/10)" office:value-type="float" office:value="1995.26231496888" calcext:value-type="float">
            <text:p>1995,2623149689</text:p>
          </table:table-cell>
          <table:table-cell table:formula="of:=[.C32]+60" office:value-type="float" office:value="63" calcext:value-type="float">
            <text:p>63</text:p>
          </table:table-cell>
          <table:table-cell table:formula="of:=[.C31]+1" office:value-type="float" office:value="3" calcext:value-type="float">
            <text:p>3</text:p>
          </table:table-cell>
          <table:table-cell office:value-type="float" office:value="700" calcext:value-type="float">
            <text:p>700</text:p>
          </table:table-cell>
          <table:table-cell table:formula="of:=[.E31]+1"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table:formula="of:=10^(([.B33]-30)/10)" office:value-type="float" office:value="2511.88643150958" calcext:value-type="float">
            <text:p>2511,8864315096</text:p>
          </table:table-cell>
          <table:table-cell table:formula="of:=[.C33]+60" office:value-type="float" office:value="64" calcext:value-type="float">
            <text:p>64</text:p>
          </table:table-cell>
          <table:table-cell table:formula="of:=[.C32]+1" office:value-type="float" office:value="4" calcext:value-type="float">
            <text:p>4</text:p>
          </table:table-cell>
          <table:table-cell office:value-type="float" office:value="806" calcext:value-type="float">
            <text:p>806</text:p>
          </table:table-cell>
          <table:table-cell table:formula="of:=[.E32]+1" office:value-type="float" office:value="33" calcext:value-type="float">
            <text:p>33</text:p>
          </table:table-cell>
          <table:table-cell table:number-columns-repeated="3"/>
        </table:table-row>
        <table:table-row table:style-name="ro1">
          <table:table-cell table:formula="of:=10^(([.B34]-30)/10)" office:value-type="float" office:value="3162.27766016838" calcext:value-type="float">
            <text:p>3162,2776601684</text:p>
          </table:table-cell>
          <table:table-cell table:formula="of:=[.C34]+60" office:value-type="float" office:value="65" calcext:value-type="float">
            <text:p>65</text:p>
          </table:table-cell>
          <table:table-cell table:formula="of:=[.C33]+1" office:value-type="float" office:value="5" calcext:value-type="float">
            <text:p>5</text:p>
          </table:table-cell>
          <table:table-cell office:value-type="float" office:value="926" calcext:value-type="float">
            <text:p>926</text:p>
          </table:table-cell>
          <table:table-cell table:formula="of:=[.E33]+1" office:value-type="float" office:value="34" calcext:value-type="float">
            <text:p>34</text:p>
          </table:table-cell>
          <table:table-cell table:number-columns-repeated="3"/>
        </table:table-row>
        <table:table-row table:style-name="ro1">
          <table:table-cell table:formula="of:=10^(([.B35]-30)/10)" office:value-type="float" office:value="3981.07170553497" calcext:value-type="float">
            <text:p>3981,071705535</text:p>
          </table:table-cell>
          <table:table-cell table:formula="of:=[.C35]+60" office:value-type="float" office:value="66" calcext:value-type="float">
            <text:p>66</text:p>
          </table:table-cell>
          <table:table-cell table:formula="of:=[.C34]+1" office:value-type="float" office:value="6" calcext:value-type="float">
            <text:p>6</text:p>
          </table:table-cell>
          <table:table-cell office:value-type="float" office:value="1068" calcext:value-type="float">
            <text:p>1068</text:p>
          </table:table-cell>
          <table:table-cell table:formula="of:=[.E34]+1" office:value-type="float" office:value="35" calcext:value-type="float">
            <text:p>35</text:p>
          </table:table-cell>
          <table:table-cell table:number-columns-repeated="3"/>
        </table:table-row>
        <table:table-row table:style-name="ro1">
          <table:table-cell table:formula="of:=10^(([.B36]-30)/10)" office:value-type="float" office:value="5011.87233627272" calcext:value-type="float">
            <text:p>5011,8723362727</text:p>
          </table:table-cell>
          <table:table-cell table:formula="of:=[.C36]+60" office:value-type="float" office:value="67" calcext:value-type="float">
            <text:p>67</text:p>
          </table:table-cell>
          <table:table-cell table:formula="of:=[.C35]+1" office:value-type="float" office:value="7" calcext:value-type="float">
            <text:p>7</text:p>
          </table:table-cell>
          <table:table-cell office:value-type="float" office:value="1222" calcext:value-type="float">
            <text:p>1222</text:p>
          </table:table-cell>
          <table:table-cell table:formula="of:=[.E35]+1" office:value-type="float" office:value="36" calcext:value-type="float">
            <text:p>36</text:p>
          </table:table-cell>
          <table:table-cell table:number-columns-repeated="3"/>
        </table:table-row>
        <table:table-row table:style-name="ro1">
          <table:table-cell table:formula="of:=10^(([.B37]-30)/10)" office:value-type="float" office:value="6309.57344480193" calcext:value-type="float">
            <text:p>6309,5734448019</text:p>
          </table:table-cell>
          <table:table-cell table:formula="of:=[.C37]+60" office:value-type="float" office:value="68" calcext:value-type="float">
            <text:p>68</text:p>
          </table:table-cell>
          <table:table-cell table:formula="of:=[.C36]+1" office:value-type="float" office:value="8" calcext:value-type="float">
            <text:p>8</text:p>
          </table:table-cell>
          <table:table-cell office:value-type="float" office:value="1415" calcext:value-type="float">
            <text:p>1415</text:p>
          </table:table-cell>
          <table:table-cell table:formula="of:=[.E36]+1" office:value-type="float" office:value="37" calcext:value-type="float">
            <text:p>37</text:p>
          </table:table-cell>
          <table:table-cell table:number-columns-repeated="3"/>
        </table:table-row>
        <table:table-row table:style-name="ro1">
          <table:table-cell table:formula="of:=10^(([.B38]-30)/10)" office:value-type="float" office:value="7943.28234724281" calcext:value-type="float">
            <text:p>7943,2823472428</text:p>
          </table:table-cell>
          <table:table-cell table:formula="of:=[.C38]+60" office:value-type="float" office:value="69" calcext:value-type="float">
            <text:p>69</text:p>
          </table:table-cell>
          <table:table-cell table:formula="of:=[.C37]+1" office:value-type="float" office:value="9" calcext:value-type="float">
            <text:p>9</text:p>
          </table:table-cell>
          <table:table-cell office:value-type="float" office:value="1617" calcext:value-type="float">
            <text:p>1617</text:p>
          </table:table-cell>
          <table:table-cell table:formula="of:=[.E37]+1" office:value-type="float" office:value="38" calcext:value-type="float">
            <text:p>38</text:p>
          </table:table-cell>
          <table:table-cell table:number-columns-repeated="3"/>
        </table:table-row>
        <table:table-row table:style-name="ro1">
          <table:table-cell table:formula="of:=10^(([.B39]-30)/10)" office:value-type="float" office:value="10000" calcext:value-type="float">
            <text:p>10000</text:p>
          </table:table-cell>
          <table:table-cell table:formula="of:=[.C39]+60" office:value-type="float" office:value="70" calcext:value-type="float">
            <text:p>70</text:p>
          </table:table-cell>
          <table:table-cell table:formula="of:=[.C38]+1" office:value-type="float" office:value="10" calcext:value-type="float">
            <text:p>10</text:p>
          </table:table-cell>
          <table:table-cell office:value-type="float" office:value="1879" calcext:value-type="float">
            <text:p>1879</text:p>
          </table:table-cell>
          <table:table-cell table:formula="of:=[.E38]+1" office:value-type="float" office:value="39" calcext:value-type="float">
            <text:p>39</text:p>
          </table:table-cell>
          <table:table-cell table:number-columns-repeated="3"/>
        </table:table-row>
        <table:table-row table:style-name="ro1">
          <table:table-cell table:formula="of:=10^(([.B40]-30)/10)" office:value-type="float" office:value="12589.2541179417" calcext:value-type="float">
            <text:p>12589,2541179417</text:p>
          </table:table-cell>
          <table:table-cell table:formula="of:=[.C40]+60" office:value-type="float" office:value="71" calcext:value-type="float">
            <text:p>71</text:p>
          </table:table-cell>
          <table:table-cell table:formula="of:=[.C39]+1" office:value-type="float" office:value="11" calcext:value-type="float">
            <text:p>11</text:p>
          </table:table-cell>
          <table:table-cell office:value-type="float" office:value="2140" calcext:value-type="float">
            <text:p>2140</text:p>
          </table:table-cell>
          <table:table-cell table:formula="of:=[.E39]+1"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table:formula="of:=10^(([.B41]-30)/10)" office:value-type="float" office:value="15848.9319246111" calcext:value-type="float">
            <text:p>15848,9319246111</text:p>
          </table:table-cell>
          <table:table-cell table:formula="of:=[.C41]+60" office:value-type="float" office:value="72" calcext:value-type="float">
            <text:p>72</text:p>
          </table:table-cell>
          <table:table-cell table:formula="of:=[.C40]+1" office:value-type="float" office:value="12" calcext:value-type="float">
            <text:p>12</text:p>
          </table:table-cell>
          <table:table-cell office:value-type="float" office:value="2532" calcext:value-type="float">
            <text:p>2532</text:p>
          </table:table-cell>
          <table:table-cell table:formula="of:=[.E40]+1" office:value-type="float" office:value="41" calcext:value-type="float">
            <text:p>41</text:p>
          </table:table-cell>
          <table:table-cell table:number-columns-repeated="3"/>
        </table:table-row>
        <table:table-row table:style-name="ro1">
          <table:table-cell table:formula="of:=10^(([.B42]-30)/10)" office:value-type="float" office:value="19952.6231496888" calcext:value-type="float">
            <text:p>19952,6231496888</text:p>
          </table:table-cell>
          <table:table-cell table:formula="of:=[.C42]+60" office:value-type="float" office:value="73" calcext:value-type="float">
            <text:p>73</text:p>
          </table:table-cell>
          <table:table-cell table:formula="of:=[.C41]+1" office:value-type="float" office:value="13" calcext:value-type="float">
            <text:p>13</text:p>
          </table:table-cell>
          <table:table-cell office:value-type="float" office:value="2879" calcext:value-type="float">
            <text:p>2879</text:p>
          </table:table-cell>
          <table:table-cell table:formula="of:=[.E41]+1" office:value-type="float" office:value="42" calcext:value-type="float">
            <text:p>42</text:p>
          </table:table-cell>
          <table:table-cell table:number-columns-repeated="3"/>
        </table:table-row>
      </table:table>
      <table:table table:name="Feuille2" table:style-name="ta1">
        <table:shapes>
          <draw:frame draw:z-index="0" draw:style-name="gr1" draw:text-style-name="P1" svg:width="27.511cm" svg:height="11.528cm" svg:x="2.369cm" svg:y="0.106cm">
            <draw:object draw:notify-on-update-of-ranges="Feuille2.A1:Feuille2.A42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2" calcext:value-type="float">
            <text:p>1,2</text:p>
          </table:table-cell>
        </table:table-row>
        <table:table-row table:style-name="ro1">
          <table:table-cell office:value-type="float" office:value="1.4" calcext:value-type="float">
            <text:p>1,4</text:p>
          </table:table-cell>
        </table:table-row>
        <table:table-row table:style-name="ro1">
          <table:table-cell office:value-type="float" office:value="1.6" calcext:value-type="float">
            <text:p>1,6</text:p>
          </table:table-cell>
        </table:table-row>
        <table:table-row table:style-name="ro1">
          <table:table-cell office:value-type="float" office:value="1.9" calcext:value-type="float">
            <text:p>1,9</text:p>
          </table:table-cell>
        </table:table-row>
        <table:table-row table:style-name="ro1">
          <table:table-cell office:value-type="float" office:value="2.3" calcext:value-type="float">
            <text:p>2,3</text:p>
          </table:table-cell>
        </table:table-row>
        <table:table-row table:style-name="ro1">
          <table:table-cell office:value-type="float" office:value="2.8" calcext:value-type="float">
            <text:p>2,8</text:p>
          </table:table-cell>
        </table:table-row>
        <table:table-row table:style-name="ro1">
          <table:table-cell office:value-type="float" office:value="3.6" calcext:value-type="float">
            <text:p>3,6</text:p>
          </table:table-cell>
        </table:table-row>
        <table:table-row table:style-name="ro1">
          <table:table-cell office:value-type="float" office:value="4.4" calcext:value-type="float">
            <text:p>4,4</text:p>
          </table:table-cell>
        </table:table-row>
        <table:table-row table:style-name="ro1">
          <table:table-cell office:value-type="float" office:value="5.8" calcext:value-type="float">
            <text:p>5,8</text:p>
          </table:table-cell>
        </table:table-row>
        <table:table-row table:style-name="ro1">
          <table:table-cell office:value-type="float" office:value="7.4" calcext:value-type="float">
            <text:p>7,4</text:p>
          </table:table-cell>
        </table:table-row>
        <table:table-row table:style-name="ro1">
          <table:table-cell office:value-type="float" office:value="9.9" calcext:value-type="float">
            <text:p>9,9</text:p>
          </table:table-cell>
        </table:table-row>
        <table:table-row table:style-name="ro1">
          <table:table-cell office:value-type="float" office:value="12.7" calcext:value-type="float">
            <text:p>12,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9.9" calcext:value-type="float">
            <text:p>29,9</text:p>
          </table:table-cell>
        </table:table-row>
        <table:table-row table:style-name="ro1">
          <table:table-cell office:value-type="float" office:value="39.1" calcext:value-type="float">
            <text:p>39,1</text:p>
          </table:table-cell>
        </table:table-row>
        <table:table-row table:style-name="ro1">
          <table:table-cell office:value-type="float" office:value="51.4" calcext:value-type="float">
            <text:p>51,4</text:p>
          </table:table-cell>
        </table:table-row>
        <table:table-row table:style-name="ro1">
          <table:table-cell office:value-type="float" office:value="65.8" calcext:value-type="float">
            <text:p>65,8</text:p>
          </table:table-cell>
        </table:table-row>
        <table:table-row table:style-name="ro1">
          <table:table-cell office:value-type="float" office:value="84.5" calcext:value-type="float">
            <text:p>84,5</text:p>
          </table:table-cell>
        </table:table-row>
        <table:table-row table:style-name="ro1">
          <table:table-cell office:value-type="float" office:value="105.4" calcext:value-type="float">
            <text:p>105,4</text:p>
          </table:table-cell>
        </table:table-row>
        <table:table-row table:style-name="ro1">
          <table:table-cell office:value-type="float" office:value="131.4" calcext:value-type="float">
            <text:p>131,4</text:p>
          </table:table-cell>
        </table:table-row>
        <table:table-row table:style-name="ro1">
          <table:table-cell office:value-type="float" office:value="158.4" calcext:value-type="float">
            <text:p>158,4</text:p>
          </table:table-cell>
        </table:table-row>
        <table:table-row table:style-name="ro1">
          <table:table-cell office:value-type="float" office:value="192.6" calcext:value-type="float">
            <text:p>192,6</text:p>
          </table:table-cell>
        </table:table-row>
        <table:table-row table:style-name="ro1">
          <table:table-cell office:value-type="float" office:value="229.9" calcext:value-type="float">
            <text:p>229,9</text:p>
          </table:table-cell>
        </table:table-row>
        <table:table-row table:style-name="ro1">
          <table:table-cell office:value-type="float" office:value="257.3" calcext:value-type="float">
            <text:p>257,3</text:p>
          </table:table-cell>
        </table:table-row>
        <table:table-row table:style-name="ro1">
          <table:table-cell office:value-type="float" office:value="324.7" calcext:value-type="float">
            <text:p>324,7</text:p>
          </table:table-cell>
        </table:table-row>
        <table:table-row table:style-name="ro1">
          <table:table-cell office:value-type="float" office:value="383.9" calcext:value-type="float">
            <text:p>383,9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float" office:value="522.5" calcext:value-type="float">
            <text:p>522,5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</table:table-row>
        <table:table-row table:style-name="ro1">
          <table:table-cell office:value-type="float" office:value="1068" calcext:value-type="float">
            <text:p>1068</text:p>
          </table:table-cell>
        </table:table-row>
        <table:table-row table:style-name="ro1">
          <table:table-cell office:value-type="float" office:value="1222" calcext:value-type="float">
            <text:p>1222</text:p>
          </table:table-cell>
        </table:table-row>
        <table:table-row table:style-name="ro1">
          <table:table-cell office:value-type="float" office:value="1415" calcext:value-type="float">
            <text:p>1415</text:p>
          </table:table-cell>
        </table:table-row>
        <table:table-row table:style-name="ro1">
          <table:table-cell office:value-type="float" office:value="1617" calcext:value-type="float">
            <text:p>1617</text:p>
          </table:table-cell>
        </table:table-row>
        <table:table-row table:style-name="ro1">
          <table:table-cell office:value-type="float" office:value="1879" calcext:value-type="float">
            <text:p>1879</text:p>
          </table:table-cell>
        </table:table-row>
        <table:table-row table:style-name="ro1">
          <table:table-cell office:value-type="float" office:value="2140" calcext:value-type="float">
            <text:p>2140</text:p>
          </table:table-cell>
        </table:table-row>
        <table:table-row table:style-name="ro1">
          <table:table-cell office:value-type="float" office:value="2532" calcext:value-type="float">
            <text:p>2532</text:p>
          </table:table-cell>
        </table:table-row>
        <table:table-row table:style-name="ro1">
          <table:table-cell office:value-type="float" office:value="2879" calcext:value-type="float">
            <text:p>2879</text:p>
          </table:table-cell>
        </table:table-row>
      </table:table>
      <table:table table:name="Feuille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4bjh </meta:initial-creator>
    <meta:creation-date>2017-12-21T15:25:25.881215070</meta:creation-date>
    <dc:date>2017-12-21T16:12:51.402368592</dc:date>
    <dc:creator>f4bjh </dc:creator>
    <meta:editing-duration>PT16M43S</meta:editing-duration>
    <meta:editing-cycles>2</meta:editing-cycles>
    <meta:generator>LibreOffice/4.3.3.2$Linux_X86_64 LibreOffice_project/430m0$Build-2</meta:generator>
    <meta:document-statistic meta:table-count="3" meta:cell-count="253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7.066cm" svg:height="9.005cm" xlink:href=".." xlink:type="simple" chart:class="chart:line" chart:style-name="ch1">
        <chart:legend chart:legend-position="end" svg:x="24.134cm" svg:y="4.203cm" style:legend-expansion="high" chart:style-name="ch2"/>
        <chart:plot-area chart:style-name="ch3" table:cell-range-address="Feuille1.C1:Feuille1.D42" chart:data-source-has-labels="column" svg:x="0.541cm" svg:y="0.18cm" svg:width="23.052cm" svg:height="8.645cm">
          <chartooo:coordinate-region svg:x="1.533cm" svg:y="0.38cm" svg:width="21.873cm" svg:height="7.798cm"/>
          <chart:axis chart:dimension="x" chart:name="primary-x" chart:style-name="ch4" chartooo:axis-type="auto">
            <chartooo:date-scale/>
            <chart:categories table:cell-range-address="Feuille1.C1:Feuille1.C4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Feuille1.D1:Feuille1.D42" chart:class="chart:line">
            <chart:data-point chart:repeated="4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D</text:p>
              </table:table-cell>
            </table:table-row>
          </table:table-header-rows>
          <table:table-rows>
            <table:table-row>
              <table:table-cell office:value-type="float" office:value="-28">
                <text:p>-30</text:p>
                <draw:g>
                  <svg:desc>Feuille1.C1:Feuille1.C42</svg:desc>
                </draw:g>
              </table:table-cell>
              <table:table-cell office:value-type="float" office:value="1">
                <text:p>1</text:p>
                <draw:g>
                  <svg:desc>Feuille1.D1:Feuille1.D42</svg:desc>
                </draw:g>
              </table:table-cell>
            </table:table-row>
            <table:table-row>
              <table:table-cell office:value-type="float" office:value="-27">
                <text:p>-30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-26">
                <text:p>-30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float" office:value="-25">
                <text:p>-30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float" office:value="-24">
                <text:p>-20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float" office:value="-23">
                <text:p>-20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float" office:value="-22">
                <text:p>-20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float" office:value="-21">
                <text:p>-20</text:p>
              </table:table-cell>
              <table:table-cell office:value-type="float" office:value="3.6">
                <text:p>3.6</text:p>
              </table:table-cell>
            </table:table-row>
            <table:table-row>
              <table:table-cell office:value-type="float" office:value="-20">
                <text:p>-20</text:p>
              </table:table-cell>
              <table:table-cell office:value-type="float" office:value="4.4">
                <text:p>4.4</text:p>
              </table:table-cell>
            </table:table-row>
            <table:table-row>
              <table:table-cell office:value-type="float" office:value="-19">
                <text:p>-20</text:p>
              </table:table-cell>
              <table:table-cell office:value-type="float" office:value="5.8">
                <text:p>5.8</text:p>
              </table:table-cell>
            </table:table-row>
            <table:table-row>
              <table:table-cell office:value-type="float" office:value="-18">
                <text:p>-20</text:p>
              </table:table-cell>
              <table:table-cell office:value-type="float" office:value="7.4">
                <text:p>7.4</text:p>
              </table:table-cell>
            </table:table-row>
            <table:table-row>
              <table:table-cell office:value-type="float" office:value="-17">
                <text:p>-20</text:p>
              </table:table-cell>
              <table:table-cell office:value-type="float" office:value="9.9">
                <text:p>9.9</text:p>
              </table:table-cell>
            </table:table-row>
            <table:table-row>
              <table:table-cell office:value-type="float" office:value="-16">
                <text:p>-20</text:p>
              </table:table-cell>
              <table:table-cell office:value-type="float" office:value="12.7">
                <text:p>12.7</text:p>
              </table:table-cell>
            </table:table-row>
            <table:table-row>
              <table:table-cell office:value-type="float" office:value="-15">
                <text:p>-2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-14">
                <text:p>-1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-13">
                <text:p>-10</text:p>
              </table:table-cell>
              <table:table-cell office:value-type="float" office:value="29.9">
                <text:p>29.9</text:p>
              </table:table-cell>
            </table:table-row>
            <table:table-row>
              <table:table-cell office:value-type="float" office:value="-12">
                <text:p>-10</text:p>
              </table:table-cell>
              <table:table-cell office:value-type="float" office:value="39.1">
                <text:p>39.1</text:p>
              </table:table-cell>
            </table:table-row>
            <table:table-row>
              <table:table-cell office:value-type="float" office:value="-11">
                <text:p>-10</text:p>
              </table:table-cell>
              <table:table-cell office:value-type="float" office:value="51.4">
                <text:p>51.4</text:p>
              </table:table-cell>
            </table:table-row>
            <table:table-row>
              <table:table-cell office:value-type="float" office:value="-10">
                <text:p>-10</text:p>
              </table:table-cell>
              <table:table-cell office:value-type="float" office:value="65.8">
                <text:p>65.8</text:p>
              </table:table-cell>
            </table:table-row>
            <table:table-row>
              <table:table-cell office:value-type="float" office:value="-9">
                <text:p>-10</text:p>
              </table:table-cell>
              <table:table-cell office:value-type="float" office:value="84.5">
                <text:p>84.5</text:p>
              </table:table-cell>
            </table:table-row>
            <table:table-row>
              <table:table-cell office:value-type="float" office:value="-8">
                <text:p>-10</text:p>
              </table:table-cell>
              <table:table-cell office:value-type="float" office:value="105.4">
                <text:p>105.4</text:p>
              </table:table-cell>
            </table:table-row>
            <table:table-row>
              <table:table-cell office:value-type="float" office:value="-7">
                <text:p>-10</text:p>
              </table:table-cell>
              <table:table-cell office:value-type="float" office:value="131.4">
                <text:p>131.4</text:p>
              </table:table-cell>
            </table:table-row>
            <table:table-row>
              <table:table-cell office:value-type="float" office:value="-6">
                <text:p>-10</text:p>
              </table:table-cell>
              <table:table-cell office:value-type="float" office:value="158.4">
                <text:p>158.4</text:p>
              </table:table-cell>
            </table:table-row>
            <table:table-row>
              <table:table-cell office:value-type="float" office:value="-5">
                <text:p>-10</text:p>
              </table:table-cell>
              <table:table-cell office:value-type="float" office:value="192.6">
                <text:p>192.6</text:p>
              </table:table-cell>
            </table:table-row>
            <table:table-row>
              <table:table-cell office:value-type="float" office:value="-4">
                <text:p>-</text:p>
              </table:table-cell>
              <table:table-cell office:value-type="float" office:value="229.9">
                <text:p>229.9</text:p>
              </table:table-cell>
            </table:table-row>
            <table:table-row>
              <table:table-cell office:value-type="float" office:value="-3">
                <text:p>-</text:p>
              </table:table-cell>
              <table:table-cell office:value-type="float" office:value="257.3">
                <text:p>257.3</text:p>
              </table:table-cell>
            </table:table-row>
            <table:table-row>
              <table:table-cell office:value-type="float" office:value="-2">
                <text:p>-</text:p>
              </table:table-cell>
              <table:table-cell office:value-type="float" office:value="324.7">
                <text:p>324.7</text:p>
              </table:table-cell>
            </table:table-row>
            <table:table-row>
              <table:table-cell office:value-type="float" office:value="-1">
                <text:p>-</text:p>
              </table:table-cell>
              <table:table-cell office:value-type="float" office:value="383.9">
                <text:p>383.9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448">
                <text:p>448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522.5">
                <text:p>522.5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607">
                <text:p>607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700">
                <text:p>700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806">
                <text:p>806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926">
                <text:p>926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1068">
                <text:p>1068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1222">
                <text:p>1222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1415">
                <text:p>1415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1617">
                <text:p>1617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879">
                <text:p>1879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2140">
                <text:p>2140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2532">
                <text:p>2532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2879">
                <text:p>287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x4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width="0.1cm" svg:stroke-color="#ff0000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7.512cm" svg:height="11.529cm" xlink:href=".." xlink:type="simple" chart:class="chart:line" chart:style-name="ch1">
        <chart:legend chart:legend-position="end" svg:x="24.607cm" svg:y="5.216cm" style:legend-expansion="high" chart:style-name="ch2"/>
        <chart:plot-area chart:style-name="ch3" table:cell-range-address="Feuille2.A1:Feuille2.A42" svg:x="0.55cm" svg:y="0.23cm" svg:width="23.507cm" svg:height="11.069cm">
          <chartooo:coordinate-region svg:x="1.542cm" svg:y="0.429cm" svg:width="22.328cm" svg:height="10.22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euille2.A1:Feuille2.A42" chart:class="chart:line">
            <chart:regression-curve chart:style-name="ch7">
              <chart:equation chart:display-equation="true" chart:display-r-square="false"/>
            </chart:regression-curve>
            <chart:data-point chart:repeated="4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Feuille2.A1:Feuille2.A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6">
                <text:p>3.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.4">
                <text:p>4.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.8">
                <text:p>5.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.4">
                <text:p>7.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.9">
                <text:p>9.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.7">
                <text:p>12.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9.9">
                <text:p>29.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9.1">
                <text:p>39.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1.4">
                <text:p>51.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5.8">
                <text:p>65.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4.5">
                <text:p>84.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5.4">
                <text:p>105.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31.4">
                <text:p>131.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58.4">
                <text:p>158.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92.6">
                <text:p>192.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29.9">
                <text:p>229.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7.3">
                <text:p>257.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24.7">
                <text:p>324.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83.9">
                <text:p>383.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48">
                <text:p>44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22.5">
                <text:p>522.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07">
                <text:p>60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700">
                <text:p>70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806">
                <text:p>80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926">
                <text:p>92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068">
                <text:p>106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222">
                <text:p>122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415">
                <text:p>141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617">
                <text:p>161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879">
                <text:p>187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140">
                <text:p>214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532">
                <text:p>253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879">
                <text:p>287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